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.322cm"/>
    </style:style>
    <style:style style:name="gr7" style:family="graphic" style:parent-style-name="standard">
      <style:graphic-properties draw:stroke="none" draw:fill="none" fo:min-height="1.762cm"/>
    </style:style>
    <style:style style:name="gr8" style:family="graphic" style:parent-style-name="standard">
      <style:graphic-properties draw:stroke="none" draw:fill="none" fo:min-height="3.522cm"/>
    </style:style>
    <style:style style:name="gr9" style:family="graphic" style:parent-style-name="standard">
      <style:graphic-properties draw:stroke="none" draw:fill="none" fo:min-height="0.882cm"/>
    </style:style>
    <style:style style:name="gr10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0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7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8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9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0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1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2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5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6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0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4.63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 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 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4.825cm" svg:height="4.631cm" svg:x="2.575cm" svg:y="7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5">"Found an int"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5">"Found a String"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5">"Unknown " </text:span><text:span text:style-name="T2">+ </text:span><text:span text:style-name="T3">other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0.32cm" svg:height="4.631cm" svg:x="2.575cm" svg:y="8.02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3">second</text:span></text:p>
            <text:p text:style-name="P2"><text:span text:style-name="T2"><text:s text:c="4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3">third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4.63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4.631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/text:p>
            <text:p text:style-name="P2"><text:span text:style-name="T2"><text:s text:c="2"/>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Nil =&gt; </text:span><text:span text:style-name="T7">0</text:span></text:p>
            <text:p text:style-name="P2"><text:span text:style-name="T4"><text:s text:c="4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s (and optionally setters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>
        <office:forms form:automatic-focus="false" form:apply-design-mode="false"/>
        <draw:frame draw:style-name="gr6" draw:text-style-name="P3" draw:layer="layout" svg:width="27.94cm" svg:height="3.755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15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7" draw:text-style-name="P9" draw:layer="layout" svg:width="28cm" svg:height="5.333cm" svg:x="0cm" svg:y="6.985cm">
          <draw:text-box>
            <text:p text:style-name="P2"><text:span text:style-name="T16">p</text:span><text:span text:style-name="T17"> </text:span><text:span text:style-name="T18">match</text:span><text:span text:style-name="T17"> {</text:span></text:p>
            <text:p text:style-name="P2"><text:span text:style-name="T17"><text:s text:c="2"/></text:span><text:span text:style-name="T18">case</text:span><text:span text:style-name="T17"> </text:span><text:span text:style-name="T19">Man</text:span><text:span text:style-name="T17">(</text:span><text:span text:style-name="T16">name</text:span><text:span text:style-name="T17">) =&gt; </text:span><text:span text:style-name="T20">println</text:span><text:span text:style-name="T17">(</text:span><text:span text:style-name="T21">"Man with name "</text:span><text:span text:style-name="T17"> </text:span><text:span text:style-name="T20">+</text:span><text:span text:style-name="T17"> </text:span><text:span text:style-name="T16">name</text:span><text:span text:style-name="T17">)</text:span></text:p>
            <text:p text:style-name="P2"><text:span text:style-name="T17"><text:s text:c="2"/></text:span><text:span text:style-name="T18">case</text:span><text:span text:style-name="T17"> </text:span><text:span text:style-name="T19">Woman</text:span><text:span text:style-name="T17">(</text:span><text:span text:style-name="T16">name</text:span><text:span text:style-name="T17">, </text:span><text:span text:style-name="T16">children</text:span><text:span text:style-name="T17">) =&gt; </text:span><text:span text:style-name="T20">println</text:span><text:span text:style-name="T17">(</text:span><text:span text:style-name="T21">"Woman with name "</text:span><text:span text:style-name="T17"> <text:s text:c="33"/></text:span><text:span text:style-name="T20">+</text:span><text:span text:style-name="T17"> </text:span><text:span text:style-name="T16">name</text:span><text:span text:style-name="T17"> </text:span><text:span text:style-name="T20">+</text:span><text:span text:style-name="T17"> </text:span><text:span text:style-name="T21">" and with "</text:span><text:span text:style-name="T17"> </text:span><text:span text:style-name="T20">+</text:span><text:span text:style-name="T17"> <text:s text:c="40"/></text:span><text:span text:style-name="T16">children</text:span><text:span text:style-name="T17">.</text:span><text:span text:style-name="T20">size</text:span><text:span text:style-name="T17"> </text:span><text:span text:style-name="T20">+</text:span><text:span text:style-name="T17"> </text:span><text:span text:style-name="T21">" children"</text:span><text:span text:style-name="T17">)</text:span></text:p>
            <text:p text:style-name="P2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8" draw:text-style-name="P3" draw:layer="layout" svg:width="26.67cm" svg:height="7.259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s</text:span><text:span text:style-name="T2">, </text:span><text:span text:style-name="T3">word</text:span><text:span text:style-name="T2">) =&gt; </text:span><text:span text:style-name="T3">digits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8" draw:text-style-name="P3" draw:layer="layout" svg:width="26.67cm" svg:height="7.259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never again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22.225cm" svg:height="2.003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0" draw:layer="layout" svg:width="21.59cm" svg:height="1.06cm" svg:x="1.84cm" svg:y="3.81cm">
          <draw:text-box>
            <text:p text:style-name="P2"><text:span text:style-name="T23">def</text:span><text:span text:style-name="T24"> </text:span><text:span text:style-name="T25">getValue</text:span><text:span text:style-name="T24">(s: Any): Option[String]</text:span></text:p>
          </draw:text-box>
        </draw:frame>
        <draw:frame draw:style-name="gr7" draw:text-style-name="P3" draw:layer="layout" svg:width="24.765cm" svg:height="3.755cm" svg:x="0.905cm" svg:y="7.534cm">
          <draw:text-box>
            <text:p text:style-name="P2"><text:span text:style-name="T2"><text:s text:c="2"/></text:span><text:span text:style-name="T26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"</text:span><text:span text:style-name="T3">Nothing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0" draw:text-style-name="P3" draw:layer="layout" svg:width="26.035cm" svg:height="1.127cm" svg:x="1.84cm" svg:y="13.81cm">
          <draw:text-box>
            <text:p text:style-name="P2"><text:span text:style-name="T27">val</text:span><text:span text:style-name="T28"> result = </text:span><text:span text:style-name="T29">getValue(object).getOrElse(</text:span><text:span text:style-name="T30">"Nothing"</text:span><text:span text:style-name="T2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'pattern-matching' project</text:p>
              </text:list-item>
              <text:list-item>
                <text:p text:style-name="P11">Tests in package scalaexamples.patternmatching</text:p>
              </text:list-item>
              <text:list-item>
                <text:p text:style-name="P11">Add @Test to one and one method</text:p>
              </text:list-item>
              <text:list-item>
                <text:p text:style-name="P11">Follow instructions in the code</text:p>
              </text:list-item>
              <text:list-item>
                <text:p text:style-name="P11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55M06S</meta:editing-duration>
    <meta:editing-cycles>66</meta:editing-cycles>
    <meta:generator>OpenOffice.org/3.1$Win32 OpenOffice.org_project/310m19$Build-9420</meta:generator>
    <meta:initial-creator>Alf Kristian Støyle</meta:initial-creator>
    <dc:date>2010-01-02T11:56:15.63</dc:date>
    <dc:creator>Alf Kristian Støyle</dc:creator>
    <meta:document-statistic meta:object-count="84"/>
  </office:meta>
</office:document-meta>
</file>